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position="super 58%" style:text-underline-style="none"/>
    </style:style>
    <style:style style:name="T7" style:family="text">
      <style:text-properties style:text-line-through-style="none" style:text-position="0% 100%" style:text-underline-style="none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5_4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Thanksgiving Day address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7</text:p>
      <text:p text:style-name="P2">Number of Sheets<text:tab/><text:tab/><text:tab/><text:tab/>6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 sermon for the/<text:line-break/>Thanksgiving-day/</text:p>
      <text:p text:style-name="P5"/>
      <text:p text:style-name="P4">[Page 1]</text:p>
      <text:p text:style-name="P4">Beloved hearers! <text:s/>To judge every person favorably, is/ a maxim of our Sages, which, if it were exercised in all our/ dealings with our fellow-men, would render <text:span text:style-name="T1">us</text:span><text:span text:style-name="T2"> happier, and/ gladden the earth with an abundance of peace. <text:s/>How frequently/ the misinterpretation of a word incautiously uttered, has occasioned/ strife and enmity, and yet a little more charity, a more amicable/ disposition on our part, would have pacified the exasperated mind,/ and reconciled the alienated heart. <text:s/>And in such a spirit/ it is that I would recommend the proclamation of our Governor,/ to be regarded; namely, with charity and friendliness. <text:s/>Could the/ magistrate of this enlightened commonwealth, have so far been/ unmindful of his duty, as to offend by an </text:span><text:span text:style-name="T1">anomalous</text:span><text:span text:style-name="T2"> expression/ a large portion of citizens under his jurisdiction? <text:s/>Could a reverer/ of the Bible, have so prodigiously erred, as to neglect inviting/ them, who taught mankind how to pray to the Maker of all/ and how to thank Him, when the hundreds of thousands of human/ beings that populate this State, were to gather themselves with/ that sacred design? <text:s/>No, let us rather believe that a long/ established habit of rendering the term "Christians" synonimous[sic!]/ with a civilized nation, has given it a place in his proclamation,/ and that in it he </text:span><text:span text:style-name="T3">imagined</text:span><text:span text:style-name="T5"> presumed to comprehend all the denziens that/</text:span></text:p>
      <text:p text:style-name="P6"/>
      <text:p text:style-name="P6">[Page 2]</text:p>
      <text:p text:style-name="P6"><text:soft-page-break/>breathe the free air of Pennsylvania. <text:s/>It would be inopportune/ on this day consecrated to the Lord, to discuss whether the usage alluded/ to, when subjected to an important analysis, could be declared, the/ offspring of truth, or merely an unfounded assumption. <text:s/>We will/ leave the solution of that query to a more seasonable period; to-/day it will suffice us to know, that the temporal Director of/ this Community, did not deem the general acceptation of that phrase,/ a cogent reason to impel us to observe the day with our brethren of a/ different creed, and that he has appointed this Sabbath in its stead./</text:p>
      <text:p text:style-name="P4"><text:span text:style-name="T5"><text:tab/>But if in compliance with his counsel, we have delayed offering/ upon the altar of the Eternal, sentiments of gratitude, yet, neither/ is their intensity relaxed, nor are our </text:span><text:span text:style-name="T3">[?]</text:span><text:span text:style-name="T5"> wishes less</text:span><text:span text:style-name="T6">2</text:span><text:span text:style-name="T7"> fervent for</text:span><text:span text:style-name="T6">1</text:span><text:span text:style-name="T7"> the/ prosperity of this country, than those which the followers of other/ doctrines have already poured forth. <text:s/>Doubly sacred/ then is this Sabbath, when we assemble to worship God as/ Israelites, in obedience to the Decalogue, and to thank Him as/ citizens of this Republic, on which He has bestowed numberless blessings./ <text:s/>Dear Brethren! <text:s/>If the recollection that, alike the heavenly/ glory of Sinai, and the terrestrial lustre of the American Constitution reflect upon/ us, is capable of arousing within us a dignified sense of our lofty/ position, we must indeed heartily join in timing a hallelujah </text:span><text:span text:style-name="T4">to</text:span><text:span text:style-name="T7">/ to Him whose grace has been peculiarly manifested toward us; we will/</text:span></text:p>
      <text:p text:style-name="P7"/>
      <text:p text:style-name="P7">[Page 3]</text:p>
      <text:p text:style-name="P7">indeed let the benefits of the past, prompt us to acts that may/ insure a future equally felicitous./</text:p>
      <text:p text:style-name="P4"><text:span text:style-name="T7">"Many O Lord my God! are Thy wonderful works which Thou hast/ done, and many are Thy kindly thoughts towards us, they are </text:span><text:span text:style-name="T8">too many</text:span><text:span text:style-name="T7">/ to be enumerated; I would recount them, nay, I would </text:span><text:span text:style-name="T8">enlarge</text:span><text:span text:style-name="T7"> upon/ them, but they are endless" <text:s/>The words which I have just/ recited, and which I selected as the text of my discourse, are the/ outpouring of a heart, whose thrills of devotion have pierced the/ immensity of space, and reached the ears of thousands of generations./ <text:s/>Not alone his faithful descendants, but they also who spring/ from a branch severed from the root of Jesse, delight to address/ the Deity in the inspired language of the Hebrew King./</text:span></text:p>
      <text:p text:style-name="P4"><text:span text:style-name="T7">The harp of Zion may hang </text:span><text:span text:style-name="T8">still</text:span><text:span text:style-name="T7"> upon the willows, but methinks/ I hear its echo reverberate, when the voice of multitudes shouts/ to the Lord the sweet strains which it did once accompany/ with its mellow notes. <text:s/>And to this sublime accord, to this/ unison of voices and thoughts, our grateful hearts urge us, on this/ day of thanksgiving. <text:s/>Yes, many are, O our divine Benefactor! the/ benefits Thou hast showered on us, too many to be narrated. <text:s/>Whether/ we regard ourselves as Israelites, or as Americans, the tribute of thanks/ we owe the Omnipotent, is as vast as the spacious</text:span><text:span text:style-name="T4">ness of the</text:span><text:span text:style-name="T7"> seas,/</text:span></text:p>
      <text:p text:style-name="P7"/>
      <text:p text:style-name="P7">[Page 4]</text:p>
      <text:p text:style-name="P4"><text:span text:style-name="T7">which our forefathers have traversed. <text:s/>Neither in the light/ of the former, nor in that of the latter, can we cast a look to the/ days of old, without feeling that the memory of the salvations,/ of the victories, and of the redemptions achieved by the arm of the Lord/ in </text:span><text:span text:style-name="T8">our</text:span><text:span text:style-name="T7"> favor, follow each other with the velocity of thought./ <text:s/>For, whom did the Almighty wrest from the grasp of the tyrannical/ Pharoahs[sic!],? <text:s/>Whom did He succour, when the blaspheming Assyrian/ had besieged the holy city with a formidable army? <text:s/>Whom/ did He rescue form the wily schemes of a boasting minion of a Persian/ Monarch? <text:s/>Whom did He miraculously shield, </text:span><text:span text:style-name="T8">at this very period of</text:span><text:span text:style-name="T7">/ our year, against the insults, the vexations, the bitter persecutions/ practised by a Syro-Grecian despot? <text:s/>Whom? but us; the/ flock of his pasture. <text:s/>Whom, I say, did He oftentimes lift from/ the earth, wherewith the violence of men had levelled[sic!] them, but/ us; his peculiar treasure? <text:s/>And for whose sake did/ He curb the imperious Albion, when its rulers had decreed, but/ submission and subjection? <text:s/>In whose behalf did He interpose,/ when the irregular pretensions of a self-willed court, sought/ to drain the sources of wealth which this favored land profusely/ offers? <text:s/>For whose cause did He raise </text:span><text:span text:style-name="T8">the</text:span><text:span text:style-name="T7"> man, nay, the/ redeemer; and gifted him with an enlightened mind, a dauntless/ heart; and a spirit of unparalelled[sic!] magnanimity? <text:s/>For whose/</text:span></text:p>
      <text:p text:style-name="P7"/>
      <text:p text:style-name="P7"><text:soft-page-break/>[Page 5]</text:p>
      <text:p text:style-name="P4"><text:span text:style-name="T7">account did He lead him victorious mid sanguinary battles?/ but for </text:span><text:span text:style-name="T8">ours</text:span><text:span text:style-name="T7">; for whose benefit, I say, did He inspire/ the fathers of this country, to establish a perfect Union of civilization,/ of </text:span><text:span text:style-name="T4">freedom</text:span><text:span text:style-name="T7"> independence and religious liberty?; but for </text:span><text:span text:style-name="T8">our</text:span><text:span text:style-name="T7"> benefit; O citizens/ of this American Republic? <text:s/>"Many O Lord my God! are/ Thy wonderful works which Thou hast done, and many are/ Thy kindly thoughts towards us, they are </text:span><text:span text:style-name="T8">too many</text:span><text:span text:style-name="T7"> to be enu-/-merated, I would recount them, nay, I would </text:span><text:span text:style-name="T8">enlarge</text:span><text:span text:style-name="T7"> upon/ them, but they are endless." <text:s/>No, we cannot show forth/ in a becoming manner the innumerable favors, which a Merciful/ God has exhibited towards us; the fibres of our hearts, may, at their/ recollection, throb with gratitude, but our lips would falter/ in their description; let us therefore repeat with the Psalmist,/ "To Thee O Eternal! silence is praise.".....But what is/ it, that despite my resolve to hold my peace, impells me to/ speak? <text:s/>Why cannot I restrain this tumult of conflicting </text:span><text:span text:style-name="T4">thoughts</text:span><text:span text:style-name="T7">/ affections? <text:s/>If I know my inadequacy to render </text:span><text:span text:style-name="T4">to</text:span><text:span text:style-name="T7"> due homage/ to the Deity, wherefore should I persist in the attempt?/ <text:s/>My Brethren! <text:s/>The feelings which this day stir in my breast,/ are not alone love and gratitude, but likewise piety, sorrow and/ detestation. <text:s/>Our main object in assembling at this peculiar/</text:span></text:p>
      <text:p text:style-name="P7"/>
      <text:p text:style-name="P7">[Page 6]</text:p>
      <text:p text:style-name="P4"><text:span text:style-name="T7">period is, to recall to mind the advantages which, during one year,/ we have enjoyed in common with our brethren of the Union; but/ while our prosperous condition elicits thanksgiving to the Dispenser/ of all good, it painfully contrasts with that of a large portion/ of our fellow-beings. <text:s/>I have said </text:span><text:span text:style-name="T8">painfully</text:span><text:span text:style-name="T7">, for, if there be/ a man, who, breathing this exhilarating air, can hear unmoved/ of the desolation occasioned by a protracted war, of the miseries it/ entails on widowed mothers and fatherless children, of the/ dearth of every substance which sustains life, and of the continual/ drainage of private wealth, he is indeed a </text:span><text:span text:style-name="T8">spurious</text:span><text:span text:style-name="T7"> son of this/ generous land. <text:s/>Perhaps the time is not yet ripe, when/ nations shall look trustingly towards their transatlantic brethren,/ and the gigantic arm of this Confederacy shall stretch forth/ beyond the vast ocean, as a support to the feeble and as a terror/ to their oppressors, but right we in defect of that, to shrink within ourselves? <text:s/>And, because peace harbors in our borders, and/ our marts are replete with the increase of our soil, because/ the road that leads to preferments is free from the obstacles which/ elsewhere clog and impede</text:span><text:span text:style-name="T4">s</text:span><text:span text:style-name="T7"> its course, should we indulge in self-glorification/ as if </text:span><text:span text:style-name="T8">we</text:span><text:span text:style-name="T7"> were the authors of our fortune, and they who suffer,/ the victims of their own misdeeds? <text:s/>Ah! no, away from us/ such presumptuous thoughts; for, who can secure to us the/</text:span></text:p>
      <text:p text:style-name="P7"/>
      <text:p text:style-name="P7">[Page 7]</text:p>
      <text:p text:style-name="P4"><text:span text:style-name="T7">permanency of our national felicity? <text:s/>A powerful/ King, who became intoxicated by success, vowed once to punish/ the sea, which had baffled his device, but the waters proved/ mightier than his gallies, and in a naval combat, his army/ was discomfitted[sic!]. <text:s/>In a time less remote from us, a potentate/ boasted that the sun never set on his domains, but of his/ colossal power <text:s/>there now remains only the skeleton. <text:s/>No,/ "Lift not up your horn on high; speak not haughtily, for, promo-/-tion cometh neither from the east, nor from the west, nor/ from the South; but God is the Judge, He putteth down one,/ and </text:span><text:span text:style-name="T4">setteth</text:span><text:span text:style-name="T7"> raiseth up another." <text:s/>We may reasonably anticipate/ that the admirable system of government framed by American/ patriots, will preserve us against many of the evils which afflict millions/ of our fellow-creatures in other climes, and that, whilst that/ invaluable heirloom is left unimpaired, we shall under Providence,/ enjoy national happiness; but further than the expectation of this probable issue,/ we hold no control over our future destiny. <text:s/>We cannot/ order the seasons to be propitious. <text:s/>The husbandman who/ despondingly leans upon his spade, cannot burst open the flood-/gates of heaven </text:span><text:span text:style-name="T4">open</text:span><text:span text:style-name="T7">, and satiate his thirsty land. <text:s/>And if/ the Sun withholds its genial rays from the work of his hand,/</text:span></text:p>
      <text:p text:style-name="P4"><text:span text:style-name="T7"/></text:p>
      <text:p text:style-name="P4"><text:span text:style-name="T7">[Page 8]</text:span></text:p>
      <text:p text:style-name="P4"><text:span text:style-name="T7">he cannot tear aside the mist that envelopes it. <text:s/>Nor could/ he by his skill stem the deluge which will suddenly destroy/ all his sanguine hopes. <text:s/>Man's wisdom and man's ingenuity/ may, to a degree, </text:span><text:soft-page-break/><text:span text:style-name="T7">succeed in tempering the severity of such/ calamities, but the Creator alone rules the elements, and, to say/ it in the language of Job "God thundereth marvellously with/ His voice; great things doeth He, which </text:span><text:span text:style-name="T8">we</text:span><text:span text:style-name="T7"> cannot comprehend,/ for, He Saith to the snow, be thou upon the earth, and likewise/ to the small rain, and to the impetuous rain that attests his/ strength. <text:s/>Out of the South He sendeth the whirlwind, and cold/ out of the North. <text:s/>By the breath of God frost is given, and then/ the expansion of the waters is straitened; and even in a clear/ day he condenseth the thick cloud, which scattereth its light/ abroad; and by His wish it is turned round about, that it/ may do whatsoever He commandeth upon the face of the world,/ and He causeth it to come, whether for correction, or for warning,/ or for mercy" <text:s/>Yes, it is </text:span><text:span text:style-name="T8">God</text:span><text:span text:style-name="T7"> that directs nature, and He/ has suffered it to smile upon us. <text:s/>We have plenty, and we/ have peace: our granaries are teeming with the produce of/ this land, and out of them not only we and our children,/ but peoples whom we never beheld, will satisfy their hunger./ <text:s/>Our vessels traverse the seas, and we live not in dread that/</text:span></text:p>
      <text:p text:style-name="P4"><text:span text:style-name="T7"/></text:p>
      <text:p text:style-name="P4"><text:span text:style-name="T7">[Page 9]</text:span></text:p>
      <text:p text:style-name="P4"><text:span text:style-name="T7">an enemy may seize upon them. <text:s/>But, I will repeat it, let/ us take much heed, lest so great a prosperity may engender pride,/ and by imagining that our own merit combined with our natural/ adroitness, have wrought all this, we may look with disdain upon/ those who suffer civilly and politically; for, verily I tell you, in/ foreign countries, as well as here, love for rational freedom, such/ as we enjoy, and habits of industry and thriftiness exist, and in/ a high degree, but whereas here the means are at our disposal/ for their peaceful exercise, then (at least in many of them) their/ scope is narrowly limited. <text:s/>Whilst here thousands of square/ miles lie fallow and need but the hand of the laborer to yield their hidden treasury,/ there, the product of the land scarcely suffices for the sustenance/ of its denziens. <text:s/>Whilst here handicraft is fairly remunerated,/ there, its pursuit affords but a scanty subsistence. <text:s/>Here an/ enlightened people offer</text:span><text:span text:style-name="T4">s</text:span><text:span text:style-name="T7"> upon the altar of their country a/ small portion of their wealth; for the mental culture of their off-/-spring, for the preservation of civil order, and for the support/ of authorities which their own free suffrages have constituted; there,/ gold is exacted to maintain institutions which are cankers to the/ very vitals of the nation; Monarchies set up upon the ruin/ of Communities, oligarchies whose pageantry shockingly/</text:span></text:p>
      <text:p text:style-name="P4"><text:span text:style-name="T7"/></text:p>
      <text:p text:style-name="P4"><text:span text:style-name="T7">[Page 10]</text:span></text:p>
      <text:p text:style-name="P4"><text:span text:style-name="T7">contrasts with and mocks the abjectness of the masses; a privileged caste/ of dignitaries who labour to maintain prejudice and not to disse-/-minate religious knowledge. <text:s/>Fain would there many/ a patriot demolish from the foundation, systems which oppose/ the law of progress, that a creation of God ought, without check,/ to follow upon earth; but their arms are shackled, their thoughts/ bri</text:span><text:span text:style-name="T4">d</text:span><text:span text:style-name="T7">dled, and the fire which burns within them, consumes/ their existence. <text:s/>Wherefore have I said, that the feelings/ which this day of thanksgiving arouse, are not only love/ and gratitude, but also pity, sorrow and de</text:span><text:span text:style-name="T4">s</text:span><text:span text:style-name="T7">testation./ <text:s/>In fain would nature have implanted within us, the two first,/ if the others were not withal entwined in our breast. <text:s/>And in/ point of fact, what is it that makes the pulsations of our/ hearts beat more vehemently, when we read the exploits/ achieved in olden times to </text:span><text:span text:style-name="T4">approve</text:span><text:span text:style-name="T7"> withstand a tyrannical power? or, the/ abnegation undergone to obtain freedom? <text:s/>What else? but/ an innate sense of love for the good, and of a</text:span><text:span text:style-name="T4">b</text:span><text:span text:style-name="T7">bhorrence for/ the evil? <text:s/>What? but an inward voice that says, "those heroes/ who lived so many centuries before you, were your brethren, and/ they over whom they prevailed, were their fell persecutors."/ <text:s/>And the same inborn sentiments, awaken within us conflicting/ passions, when we are reminded of the present suffering of those,/</text:span></text:p>
      <text:p text:style-name="P4"><text:span text:style-name="T7"/></text:p>
      <text:p text:style-name="P4"><text:span text:style-name="T7">[Page 11]</text:span></text:p>
      <text:p text:style-name="P4"><text:span text:style-name="T7">who, with </text:span><text:span text:style-name="T4">a</text:span><text:span text:style-name="T7"> a mind capable of appreciating freedom, are/ held in subjection, with </text:span><text:span text:style-name="T4">a</text:span><text:span text:style-name="T7"> a heart</text:span><text:span text:style-name="T4">s</text:span><text:span text:style-name="T7"> that yearns </text:span><text:span text:style-name="T4">of</text:span><text:span text:style-name="T7"> for the moral/ advancement of their country-men must needs witness their/ degradation, with an indomitable will in the prosecution of the/ good and the useful, are paralysed[sic!] in their endeavours;/ </text:span><text:soft-page-break/><text:span text:style-name="T7">when we remember that this day, which is to us of so much/ felicitation, may be to them one of indescribable affliction, for,/ the hydra of despotism assumes continually a new aspect, and/ whether in a paroxysm of fury, it slays hundreds, it puts/ thousands to flight, or it infests </text:span><text:span text:style-name="T4">[?]</text:span><text:span text:style-name="T7"> their borders, its power/ is not less terrific. <text:s/>It is at the recollection of this,/ that commiseration and ire alternately stir our bosom./ <text:s/>But I will not harrass[sic!] your feelings by dwelling on/ evils, which you perchance cannot yet avert; my object/ was solely to set, as it were, in relief our pre-eminence/ in the scale of civil and political liberties, and draw forth/ thereby such sentiments as this day is intended to elicit./</text:span></text:p>
      <text:p text:style-name="P4"><text:span text:style-name="T7"><text:tab/>To you, my beloved hearers, will I then address my/ word, to you, dwellers of Philadelphia, for towards none has/ the loving-kindness of God been more visibly demonstrated./ <text:s/>In the past as well as in the present He has showered his/ beneficence upon this noble city of ours. <text:s/>He has made/</text:span></text:p>
      <text:p text:style-name="P4"><text:span text:style-name="T7"/></text:p>
      <text:p text:style-name="P4"><text:span text:style-name="T7">[Page 12]</text:span></text:p>
      <text:p text:style-name="P4"><text:span text:style-name="T7">her rich with the produce of inexhaustible mines; He has made her/ prosperous by a flourishing commerce; He has made/ her grand, by monuments which significantly point out/ her inward and ever-growing strength; and He has moreover/ chosen </text:span><text:span text:style-name="T8">her</text:span><text:span text:style-name="T7"> as the conservatory of that hallowed structure, whence/ came the oracle of independence and the organic frame/ of our government. <text:s/>Other cities may combine within their/ limits great and valuable advantages, but Philadelphia/ lacks nothing, whatsoever the others possess, she/ bountifully affords. <text:s/>But, what proves this our/ beloved city, to be under the immediate protection of God,/ is, the miraculous manner in which almost yearly she/ escapes those scourges, which afflict vast portions of this/ globe, even in our Union. <text:s/>Two years since, a pestilence/ cause a havoc among the inhabitants of our southern/ territories, but its deadening influence did not affect our/ domiciles; the summer which succeeded that calamitous/ year, brought on an epidemic, that left its </text:span><text:span text:style-name="T4">traces</text:span><text:span text:style-name="T7"> bloody vestige nearly/ in every clime, but its virulence </text:span><text:span text:style-name="T8">here</text:span><text:span text:style-name="T7"> was scarcely felt; and/ even this year, while the tidings of ravaging diseases, alike/ in our shores as in foreign regions, have grieved us to the heart's/ core, here, our health has been generally preserved, and if/</text:span></text:p>
      <text:p text:style-name="P4"><text:span text:style-name="T7"/></text:p>
      <text:p text:style-name="P4"><text:span text:style-name="T7">[Page 13]</text:span></text:p>
      <text:p text:style-name="P4"><text:span text:style-name="T7">we except a few cases of private bereavements, which, for a/ period, cast a gloom over our spirits, we may say that an/ invisible shield has screened us against the arrows of the Destroyer./ <text:s/>Verily, "the angel of the Eternal encompasseth this city around, and/ He hath delivered us". <text:s/>With hearts overflowing/ with gratitude it behooves us then O Philadelphians to thank/ our Celestial Benefactor, for our lives which He has spared, for/ our aliment which He has granted, for the peace which He/ has dispersed, for the glory which He has maintained, and for/ the civil and religious freedom, over which He has watched to/ save them from the ruthless agression[sic!] of some misguided/ enthusiasts. <text:s/>But what manner can be/ deemed the most becoming, whereby we may acknowledge/ such benefits?.....Listen my Brethren! <text:s/>The sentence/ which I have selected for my text, is followed by these three/ verses. "Sacrifice and offering Thou dost not desire, but </text:span><text:span text:style-name="T8">mine</text:span><text:span text:style-name="T7">/ </text:span><text:span text:style-name="T8">ears</text:span><text:span text:style-name="T7"> has Thou opened; burnt offering and sin-offering,/ hast Thou not required; then said I, lo, I come, with/ the volume of the book in which my duty is prescribed; I/ delight to do Thy will O my God, yea, Thy law is within/ my heart". <text:s/>The Royal Psalmist after having demon-/-strated our utter </text:span><text:span text:style-name="T4">impressility</text:span><text:span text:style-name="T7"> incapacity to enumerate the mercies of/</text:span></text:p>
      <text:p text:style-name="P4"><text:span text:style-name="T7"/></text:p>
      <text:p text:style-name="P4"><text:span text:style-name="T7">[Page 14]</text:span></text:p>
      <text:p text:style-name="P4"><text:span text:style-name="T7">the Almighty, teaches us the method by which we can/ evince our thankfulness; not by slaughtering hecatombs, but/ by hearkening to his word, not by bringing to his altar the/ choice of our herd, but by sacrificing our will to </text:span><text:span text:style-name="T4">the</text:span><text:span text:style-name="T7"> execute/ what </text:span><text:span text:style-name="T8">He</text:span><text:span text:style-name="T7"> has ordained. <text:s/>Need I add more before </text:span><text:span text:style-name="T4">an</text:span><text:span text:style-name="T7"> an/ audience of Israelites? <text:s/>No...Nothing; save a friendly/ advice. <text:s/>Brethren! from the days of yore, you were appointed/ the guardians of that book, wherein our obligations are defined./ <text:s/>Whatever the world may say, you have been the pioneers of/ civilization, and of your holding fast of that volume,/ even the equitable laws distributed in this matchless republic,/ are a direct consequence. <text:s/>Woe to you then, if the/ skeptical </text:span><text:soft-page-break/><text:span text:style-name="T7">phylosophy[sic!] of the North, or the specious </text:span><text:span text:style-name="T4">doctrines</text:span><text:span text:style-name="T7"> theories/ of sophists, divert your attention from your sacred charge,/ and seduce you to go whor</text:span><text:span text:style-name="T4">r</text:span><text:span text:style-name="T7">ing after new-fangled doctrines./ <text:s/>Better it is that you should be scoffed at and spit upon,/ by </text:span><text:span text:style-name="T4">sef</text:span><text:span text:style-name="T7"> self-constituted teachers, than relinquish one moment/ what </text:span><text:span text:style-name="T8">God</text:span><text:span text:style-name="T7"> Himself has entrusted to your custody. <text:s/>For, depend/ upon it, the day of re-action will speedily dawn, and they who/ were </text:span><text:span text:style-name="T4">designed</text:span><text:span text:style-name="T7"> contemned for their tenacious adherence to the dictates of/ the living God, will be exalted as those, who saved mankind/ from lapsing into barbarism and infidelity./</text:span></text:p>
      <text:p text:style-name="P4"><text:span text:style-name="T7"/></text:p>
      <text:p text:style-name="P4"><text:span text:style-name="T7">[Page 15]</text:span></text:p>
      <text:p text:style-name="P4"><text:span text:style-name="T7">American Israelites! <text:s/>Let us vow to the Lord of battles,/ who has repeatedly combatted for our sake, that we will/ remain true to the Constitution of our glorious confederacy,/ that we will devote hand, soul and wealth to sustain that/ palladium of our liberties, but that neither our attachment/ for this country of our adoption, nor our community of/ interests with our fellow-citizens, will ever render us unmind-/-ful of our origin, of the charge entrusted to our faithfulness,/ nor of our religious obligations./</text:span></text:p>
      <text:p text:style-name="P4"><text:span text:style-name="T7">O Lord God! from whom salvation springs forth! <text:s/>Show Thy graci-/-ous favor to this Community of Israel, who hope in Thee, and/ fervently pray that Thou mayest remove from them sorrow and/ danger. <text:s/>Let Thy wonders be wrought in their behalf,/ and let them be evinced also towards their children, so that in perfect/ unity they may enjoy </text:span><text:span text:style-name="T4">much</text:span><text:span text:style-name="T7"> unalloyed peace. <text:s/>And as Thou </text:span><text:span text:style-name="T4">didst</text:span><text:span text:style-name="T7"> hast/ hitherto proved a might shield, whensoever they were surrounded by/ evils and tribulations, in like manner mayest Thou vouchsave/ to let Thy heavenly protection screen them from all disasters,/ in order that they may continue prosperously and tranquilly/ on this </text:span><text:span text:style-name="T4">land</text:span><text:span text:style-name="T7"> generous land, beneath the shadow of whose benign-/ laws they have taken shelter. <text:s/>O Eternal! <text:s/>Let Thy glory/</text:span></text:p>
      <text:p text:style-name="P4"><text:span text:style-name="T7"/></text:p>
      <text:p text:style-name="P4"><text:span text:style-name="T7">[Page 16]</text:span></text:p>
      <text:p text:style-name="P4"><text:span text:style-name="T7">abide among them, for then they shall be surely saved, and/ in them shall the words of Thy inspired servant be verified,/ namely "you have cleaved unto the Lord your God, and you are/ all alive even this day" <text:s/>Almighty Father! <text:s/>Grant/ that the desire of those among Thy children who have approv-/-ed Thee with fast and prayer, because of a painful occurrence/ in their hallowed courts, may be fulfilled, and that through/ Thy mercy, their health may remain unimpaired, and their/ mind sound, to devote themselves to Thy sacred service./ <text:s/>O Lord!...Before Thy holy ark, the depository of that law/ which we revere, and on which we delight to meditate, and/ in Thy divine presence, we entreat Thee, that if through our/ misdeeds either voluntarily or unwittingly committed, any evil/ was decried against us, the bodily prevation we underwent, and/ our sincere confessions, may be valued as an expiatory sacrifice,/ and the merit awarded thereunto be, length of days, unalterable/ peace, and eternal beatitude. <text:s/>Omnipotent King!/ <text:s/>Turn compassionately towards this Congregation, and grant/ that their years may glide away in the fruition of the blessings/ which Thou has profusedly bestowed on this country of their/ adoption. <text:s/>Grant that the words of Thy law may be ever cherished/</text:span></text:p>
      <text:p text:style-name="P4"><text:span text:style-name="T7"/></text:p>
      <text:p text:style-name="P4"><text:span text:style-name="T7">[Page 17]</text:span></text:p>
      <text:p text:style-name="P4"><text:span text:style-name="T7">by them, grant that they may speedily rejoice at the restoration/ of the outcasts of Judea within the walls of Thy holy city, because/ for that salvation we incessantly hope. <text:s/>May the words of/ our mouths, and the meditations of our hearts be acceptable before/ Thee, O Lord our Rock and our Redeemer! <text:s/>Amen./</text:span></text:p>
      <text:p text:style-name="P4"><text:span text:style-name="T7"/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2T15:23:05.65</meta:creation-date>
    <dc:date>2012-10-03T12:27:34.15</dc:date>
    <dc:creator>Penn Libraries</dc:creator>
    <meta:editing-duration>PT01H30M43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7" meta:paragraph-count="101" meta:word-count="3865" meta:character-count="23410"/>
  </office:meta>
</office:document-meta>
</file>